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6.933cm" fo:margin-left="0.09cm" table:align="left"/>
    </style:style>
    <style:style style:name="Таблица1.A" style:family="table-column">
      <style:table-column-properties style:column-width="8.414cm"/>
    </style:style>
    <style:style style:name="Таблица1.B" style:family="table-column">
      <style:table-column-properties style:column-width="8.52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304cm" fo:margin-left="0cm" table:align="left"/>
    </style:style>
    <style:style style:name="Таблица2.A" style:family="table-column">
      <style:table-column-properties style:column-width="17.304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6.96cm" fo:margin-left="0.064cm" table:align="left"/>
    </style:style>
    <style:style style:name="Таблица3.A" style:family="table-column">
      <style:table-column-properties style:column-width="5.609cm"/>
    </style:style>
    <style:style style:name="Таблица3.B" style:family="table-column">
      <style:table-column-properties style:column-width="5.662cm"/>
    </style:style>
    <style:style style:name="Таблица3.C" style:family="table-column">
      <style:table-column-properties style:column-width="5.689cm"/>
    </style:style>
    <style:style style:name="Таблица3.A1" style:family="table-cell">
      <style:table-cell-properties fo:padding="0.097cm" fo:border-left="none" fo:border-right="none" fo:border-top="none" fo:border-bottom="0.5pt solid #000000"/>
    </style:style>
    <style:style style:name="Таблица3.A2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-left="none" fo:border-right="none" fo:border-top="0.5pt solid #000000" fo:border-bottom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="none"/>
    </style:style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19f7f5" officeooo:paragraph-rsid="0019f7f5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fo:font-size="13pt" officeooo:rsid="0019f7f5" officeooo:paragraph-rsid="0019f7f5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officeooo:rsid="001e8b16" officeooo:paragraph-rsid="001e8b16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15%" fo:text-align="center" style:justify-single-word="false"/>
      <style:text-properties fo:font-size="13pt" fo:font-weight="normal" officeooo:rsid="0019f7f5" officeooo:paragraph-rsid="0019f7f5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size="13pt" fo:font-weight="normal" officeooo:rsid="0019f7f5" officeooo:paragraph-rsid="001e8b16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3pt" fo:font-weight="normal" officeooo:rsid="0019f7f5" officeooo:paragraph-rsid="001e8b16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3pt" fo:font-weight="normal" officeooo:rsid="0019f7f5" officeooo:paragraph-rsid="0021f212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font-size="13pt" fo:font-weight="normal" officeooo:rsid="0019f7f5" officeooo:paragraph-rsid="0019f7f5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size="13pt" fo:font-weight="normal" officeooo:rsid="0019f7f5" officeooo:paragraph-rsid="001e7978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3pt" fo:font-weight="normal" officeooo:rsid="0019f7f5" officeooo:paragraph-rsid="001e8b1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10.005cm" fo:margin-right="0cm" fo:line-height="150%" fo:text-align="start" style:justify-single-word="false" fo:text-indent="0cm" style:auto-text-indent="false"/>
      <style:text-properties fo:font-size="13pt" fo:language="en" fo:country="US" fo:font-weight="normal" officeooo:rsid="0021f212" officeooo:paragraph-rsid="0021f212" style:font-size-asian="13pt" style:font-weight-asian="normal" style:font-size-complex="1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2062ca" officeooo:paragraph-rsid="002062ca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rsid="002062ca" officeooo:paragraph-rsid="002062c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paragraph-rsid="002062ca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paragraph-rsid="0021f041" style:font-size-asian="11pt" style:font-size-complex="11pt"/>
    </style:style>
    <style:style style:name="P21" style:family="paragraph" style:parent-style-name="Table_20_Contents">
      <style:paragraph-properties fo:line-height="115%" fo:text-align="start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fo:language="ru" fo:country="RU" officeooo:rsid="002062ca" officeooo:paragraph-rsid="002062ca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language="ru" fo:country="RU" officeooo:rsid="0021f041" officeooo:paragraph-rsid="0021f04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officeooo:rsid="001e797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7978" style:font-weight-asian="bold" style:font-weight-complex="bold"/>
    </style:style>
    <style:style style:name="T4" style:family="text">
      <style:text-properties fo:font-weight="bold" officeooo:rsid="001e8b16" style:font-weight-asian="bold" style:font-weight-complex="bold"/>
    </style:style>
    <style:style style:name="T5" style:family="text">
      <style:text-properties officeooo:rsid="001e8b16"/>
    </style:style>
    <style:style style:name="T6" style:family="text">
      <style:text-properties officeooo:rsid="002062ca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f041"/>
    </style:style>
    <style:style style:name="T10" style:family="text">
      <style:text-properties fo:language="en" fo:country="US" officeooo:rsid="0021f2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здравоохранения Республики Беларусь </text:p>
      <text:p text:style-name="P2">Учреждение образования </text:p>
      <text:p text:style-name="P2">«Белорусский государственный медицинский университет» </text:p>
      <text:p text:style-name="P1">ДОГОВОР № ПК-<text:span text:style-name="T1">{d.serialNamber}</text:span>/<text:span text:style-name="T1">{d.directionNamber}</text:span></text:p>
      <text:p text:style-name="P7">о повышении квалификации руководящего работника (специалиста) </text:p>
      <text:p text:style-name="P7">на платной основе 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TableLine2214084255360">
          <table:table-cell table:style-name="Таблица1.A1" office:value-type="string">
            <text:p text:style-name="P3">___.___.2022 </text:p>
          </table:table-cell>
          <table:table-cell table:style-name="Таблица1.A1" office:value-type="string">
            <text:p text:style-name="P4">г.Минск </text:p>
          </table:table-cell>
        </table:table-row>
      </table:table>
      <text:p text:style-name="P11"/>
      <text:p text:style-name="P11"/>
      <text:p text:style-name="P11"><text:s text:c="5"/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в дальнейшем именуемое <text:span text:style-name="T2">Учреждение образования </text:span>, с одной стороны, и <text:span text:style-name="T1">{d.fullName}</text:span> , в дальнейшем именуемый(ая) <text:span text:style-name="T2">Слушатель</text:span>, с другой стороны, и <text:span text:style-name="T3">{d.organName}</text:span> в лице <text:span text:style-name="T3">{d.mainPosition}</text:span> , действующего на основании <text:span text:style-name="T3">{d.charter}</text:span> , в дальнейшем именуемый(ое) <text:span text:style-name="T2">Плательщик</text:span>, с третьей стороны, совместно именуемые Стороны, заключили настоящий договор о нижеследующем: </text:p>
      <text:p text:style-name="P12"><text:s text:c="5"/>1. Предмет договора – повышение квалификации специалиста по образовательной программе <text:span text:style-name="T2">«</text:span><text:span text:style-name="T3">{d.cour}</text:span><text:span text:style-name="T2">»</text:span> в дневной форме получения образования на платной основе.</text:p>
      <text:p text:style-name="P12"><text:s text:c="5"/>2. Срок получения образования составляет<text:span text:style-name="T2"> c </text:span><text:span text:style-name="T3">{d.date}</text:span><text:span text:style-name="T2">.</text:span></text:p>
      <text:p text:style-name="P12"><text:s text:c="5"/>3. Стоимость обучения определяется исходя из затрат на обучение, утверждается ректором или первым проректором Учреждения образования, и на момент заключения настоящего договора составляет <text:span text:style-name="T5">{d.price}</text:span></text:p>
      <text:p text:style-name="P12"><text:s text:c="5"/>4.Порядок изменения стоимости обучения. </text:p>
      <text:p text:style-name="P13"><text:s text:c="5"/>Стоимость обучения, предусмотренная настоящим договором, может изменяться в связи с изменением устанавливаемых централизованно цен, тарифов, налогов и в других случаях, предусмотренных законодательными актами Республики Беларусь. </text:p>
      <text:p text:style-name="P13"><text:s text:c="5"/>Скорректированная стоимость обучения утверждается ректором или первым проректором Учреждения образования, оформляется дополнительными соглашениями, которые являются неотъемлемой частью настоящего договора и основанием для оплаты. В случае корректировки (увеличения) стоимости обучения «Плательщик» производит доплату разницы в стоимости в срок, указанный в соответствующем дополнительном соглашении. </text:p>
      <text:p text:style-name="P13"><text:s text:c="5"/>5. Порядок расчета за обучение: Оплата за обучение на основании настоящего договора осуществляется на текущий счет № BY93AKBB36329000005386000000 в Минском областном управлении №500 ОАО «АСБ Беларусбанк», BIC (SWIFT) AKBBBY2X, в полном размере в срок <text:span text:style-name="T2">до </text:span><text:span text:style-name="T4">{d.lastDate}</text:span></text:p>
      <text:p text:style-name="P13"><text:s text:c="5"/>6. Права и обязанности сторон:</text:p>
      <text:p text:style-name="P13"><text:s text:c="5"/>6.1. Учреждение образования имеет право:</text:p>
      <text:p text:style-name="P13"><text:s text:c="5"/>определять самостоятельно формы, методы и способы осуществления образовательного процесса в соответствии с требованиями законодательства Республики Беларусь;</text:p>
      <text:p text:style-name="P13"><text:s text:c="5"/>досрочно прекратить образовательные отношения со Слушателем в случае невнесения платы за обучение в сроки, установленные в пунктах 4 и 5 настоящего договора; </text:p>
      <text:p text:style-name="P13"><text:soft-page-break/><text:s text:c="5"/>отчислить Слушателя в случае пропуска трех и более дней на курсах повышения квалификации специалиста без возврата внесенных денежных средств за обучение. </text:p>
      <text:p text:style-name="P13"><text:s text:c="5"/>6.2. Учреждение образования обязуется:</text:p>
      <text:p text:style-name="P13"><text:s text:c="5"/>зачислить Слушателя для получения образования приказом ректора Учреждения образования и обеспечить его повышение квалификации в соответствии с пунктом 1 настоящего договора; </text:p>
      <text:p text:style-name="P13"><text:s text:c="5"/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. </text:p>
      <text:p text:style-name="P13"><text:s text:c="5"/>6.3. Слушатель имеет право на повышение квалификации по тематике в соответствии с пунктом 1 настоящего договора;</text:p>
      <text:p text:style-name="P13"><text:s text:c="5"/>6.4. Слушатель обязуется:</text:p>
      <text:p text:style-name="P13"><text:s text:c="5"/>добросовестно относиться к освоению содержания образовательной программы повышения квалификации; </text:p>
      <text:p text:style-name="P13"><text:s text:c="5"/>выполнять требования учредительных документов, правил внутреннего распорядка для обучающихся, иных локальных нормативных правовых актов Учреждения образования; </text:p>
      <text:p text:style-name="P13"><text:s text:c="5"/>бережно относиться к имуществу Учреждения образования.</text:p>
      <text:p text:style-name="P13"><text:s text:c="5"/>6.5. Плательщик обязуется:</text:p>
      <text:p text:style-name="P13">осуществить оплату стоимости обучения в срок, указанный в пункте 5 настоящего договора; </text:p>
      <text:p text:style-name="P13"><text:s text:c="5"/>в течение десяти дней со дня окончания обучения подписать акт оказанных услуг и вернуть его Учреждению образования или направить мотивированный отказ от подписания акта с изложением причин отказа. Если в течение указанного срока акт не будет подписан и не будут представлен мотивированный отказ от подписания акта, услуга по настоящему договору считается исполненной.</text:p>
      <text:p text:style-name="P13"><text:s text:c="5"/>7. Ответственность сторон:</text:p>
      <text:p text:style-name="P13"><text:s text:c="5"/>7.1. за неисполнение или ненадлежащее исполнение своих обязательств по настоящему договору стороны несут ответственность в соответствии с законодательством Республики Беларусь;</text:p>
      <text:p text:style-name="P13"><text:s text:c="5"/>7.2. при нарушении сроков оплаты, предусмотренных пунктами 4 и 5 настоящего договора, Плательщик выплачивает пеню в размере 0,1% от суммы просроченных платежей за каждый день просрочки. Пеня начисляется со следующего дня после истечения срока оплаты;</text:p>
      <text:p text:style-name="P13"><text:s text:c="5"/>7.3. Слушатель несет ответственность перед Учреждением образования за причинение вреда имуществу Учреждения образования в соответствии с законодательством Республики Беларусь.</text:p>
      <text:p text:style-name="P13"><text:s text:c="5"/>8. Антикоррупционная оговорка:</text:p>
      <text:p text:style-name="P13"><text:s text:c="5"/>8.1. 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13"><text:s text:c="5"/>8.2. при исполнении своих обязанностей по договору, Стороны обязуются не допускать действий коррупционной направленности;</text:p>
      <text:p text:style-name="P13"><text:s text:c="5"/>8.3. Стороны обязуются использовать механизм взаимного уведомления о случаях нарушения одной из сторон условий оговорки, а также опровержения (подтверждения) названных сведений;</text:p>
      <text:p text:style-name="P13"><text:soft-page-break/><text:s text:c="5"/>8.4. Стороны признают возможность расторжения договора в одностороннем порядке в случае нарушения одной из сторон условий оговорки, а также требования возмещения реального ущерба, возникшего в результате такого расторжения.</text:p>
      <text:p text:style-name="P13"><text:s text:c="5"/>9. Дополнительные условия договора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3"><text:s text:c="5"/>10. Заключительные положения:</text:p>
      <text:p text:style-name="P13"><text:s text:c="5"/>10.1. настоящий договор составлен в трех экземплярах, имеющих одинаковую юридическую силу;</text:p>
      <text:p text:style-name="P13"><text:s text:c="4"/>10.2. договор вступает в силу со дня его подписания сторонами и действует до исполнения сторонами своих обязательств;</text:p>
      <text:p text:style-name="P13"><text:s text:c="4"/>10.3. договор изменяется и расторгается в соответствии с законодательством Республики Беларусь;</text:p>
      <text:p text:style-name="P13"><text:s text:c="4"/>10.4. вносимые изменения (дополнения) оформляются дополнительными соглашениями;</text:p>
      <text:p text:style-name="P13"><text:s text:c="4"/>10.5. все споры и разногласия по настоящему договору стороны решают путем переговоров, а при не достижении согласия – в порядке, установленном законодательством Республики Беларусь.</text:p>
      <text:p text:style-name="P13">11. Адреса, реквизиты и подписи сторон: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2214084261888">
          <table:table-cell table:style-name="Таблица3.A1" office:value-type="string">
            <text:p text:style-name="P24">Учреждение образования </text:p>
          </table:table-cell>
          <table:table-cell table:style-name="Таблица3.A1" office:value-type="string">
            <text:p text:style-name="P24">Слушатель </text:p>
          </table:table-cell>
          <table:table-cell table:style-name="Таблица3.A1" office:value-type="string">
            <text:p text:style-name="P24">Плательщик </text:p>
          </table:table-cell>
        </table:table-row>
        <table:table-row table:style-name="TableLine2214084272496">
          <table:table-cell table:style-name="Таблица3.A2" office:value-type="string">
            <text:p text:style-name="P15">Учреждение образования «Белорусский государственный медицинский университет» </text:p>
          </table:table-cell>
          <table:table-cell table:style-name="Таблица3.A2" office:value-type="string">
            <text:p text:style-name="P16">{d.fullName}</text:p>
          </table:table-cell>
          <table:table-cell table:style-name="Таблица3.A2" office:value-type="string">
            <text:p text:style-name="P16">{d.organName}</text:p>
          </table:table-cell>
        </table:table-row>
      </table:table>
      <text:p text:style-name="P13"/>
      <table:table table:name="Таблица4" table:style-name="Таблица4">
        <table:table-column table:style-name="Таблица4.A" table:number-columns-repeated="3"/>
        <table:table-row table:style-name="TableLine2214084260800">
          <table:table-cell table:style-name="Таблица4.A1" office:value-type="string">
            <text:p text:style-name="P18">Местонахождение: </text:p>
          </table:table-cell>
          <table:table-cell table:style-name="Таблица4.A1" office:value-type="string">
            <text:p text:style-name="P18">Адрес: </text:p>
          </table:table-cell>
          <table:table-cell table:style-name="Таблица4.A1" office:value-type="string">
            <text:p text:style-name="P18">Местонахождение: </text:p>
          </table:table-cell>
        </table:table-row>
        <table:table-row table:style-name="TableLine2214084263248">
          <table:table-cell table:style-name="Таблица4.A1" office:value-type="string">
            <text:p text:style-name="P18">проспект Дзержинского, 83, корпус 1, 220116, г. Минск </text:p>
          </table:table-cell>
          <table:table-cell table:style-name="Таблица4.A1" office:value-type="string">
            <text:p text:style-name="P17">{d.address}</text:p>
          </table:table-cell>
          <table:table-cell table:style-name="Таблица4.A1" office:value-type="string">
            <text:p text:style-name="P17">{d.organAddress}</text:p>
          </table:table-cell>
        </table:table-row>
        <table:table-row table:style-name="TableLine2214084265968">
          <table:table-cell table:style-name="Таблица4.A1" office:value-type="string">
            <text:p text:style-name="P19">тел. 277-12-01 (приемная); </text:p>
            <text:p text:style-name="P19">факс: 277-12-02;</text:p>
            <text:p text:style-name="P19">тел. 207-94-93 (деканат); </text:p>
            <text:p text:style-name="P19">тел. 277-10-78 (бухгалтерия); </text:p>
            <text:p text:style-name="P19">тел. 277-17-13 (отдел договорных работ) </text:p>
          </table:table-cell>
          <table:table-cell table:style-name="Таблица4.A1" office:value-type="string">
            <text:p text:style-name="P19">тел.дом. <text:span text:style-name="T6">{d.homePhone}</text:span></text:p>
            <text:p text:style-name="P19">тел.моб. <text:span text:style-name="T6">{d.mobilePhone}</text:span> </text:p>
            <text:p text:style-name="P19"/>
            <text:p text:style-name="P19">Документ, удостоверяющий личность (вид, серия (при наличии), номер, дата выдачи, </text:p>
          </table:table-cell>
          <table:table-cell table:style-name="Таблица4.A1" office:value-type="string">
            <text:p text:style-name="P22">Тел.________________________</text:p>
            <text:p text:style-name="P22"/>
            <text:p text:style-name="P22">Банковские реквизиты: </text:p>
            <text:p text:style-name="P22">____________________________</text:p>
          </table:table-cell>
        </table:table-row>
        <table:table-row table:style-name="TableLine2214084262160">
          <table:table-cell table:style-name="Таблица4.A1" office:value-type="string">
            <text:p text:style-name="P18">Банковские реквизиты: </text:p>
            <text:p text:style-name="P19">Текущий счет</text:p>
            <text:p text:style-name="P19"><text:s/><text:span text:style-name="T7">№ BY93AKBB36329000005386000000 </text:span></text:p>
            <text:p text:style-name="P20">Минское областное управление №500 ОАО «АСБ Беларусбанк», BIC (SWIFT) AKBBBY2Х </text:p>
            <text:p text:style-name="P20">УНП 100582412 ОКПО 02017507 </text:p>
            <text:p text:style-name="P20">Адрес банка в г. Минске:</text:p>
            <text:p text:style-name="P20"><text:s/>пр. Дзержинского, 69. </text:p>
          </table:table-cell>
          <table:table-cell table:style-name="Таблица4.A1" office:value-type="string">
            <text:p text:style-name="P18">наименование государственного органа его выдавшего, идентификационный номер (при наличии) </text:p>
            <text:p text:style-name="P18"/>
            <text:p text:style-name="P21">________________________________________________________________________________________________________________</text:p>
          </table:table-cell>
          <table:table-cell table:style-name="Таблица4.A1" office:value-type="string">
            <text:p text:style-name="P3"/>
          </table:table-cell>
        </table:table-row>
        <table:table-row table:style-name="TableLine2214084270592">
          <table:table-cell table:style-name="Таблица4.A1" office:value-type="string">
            <text:p text:style-name="P3"/>
          </table:table-cell>
          <table:table-cell table:style-name="Таблица4.A1" office:value-type="string">
            <text:p text:style-name="P3"/>
          </table:table-cell>
          <table:table-cell table:style-name="Таблица4.A1" office:value-type="string">
            <text:p text:style-name="P3"/>
          </table:table-cell>
        </table:table-row>
      </table:table>
      <text:p text:style-name="P13"/>
      <table:table table:name="Таблица5" table:style-name="Таблица5">
        <table:table-column table:style-name="Таблица5.A" table:number-columns-repeated="3"/>
        <table:table-row table:style-name="TableLine2214084262704">
          <table:table-cell table:style-name="Таблица5.A1" office:value-type="string">
            <text:p text:style-name="P18">Первый проректор </text:p>
            <text:p text:style-name="P18">__________________И.Н.Мороз </text:p>
          </table:table-cell>
          <table:table-cell table:style-name="Таблица5.A1" office:value-type="string">
            <text:p text:style-name="P15">____________________</text:p>
            <text:p text:style-name="P23">(подпись)</text:p>
            <text:p text:style-name="P15"/>
          </table:table-cell>
          <table:table-cell table:style-name="Таблица5.A1" office:value-type="string">
            <text:p text:style-name="P15">______________________</text:p>
            <text:p text:style-name="P23">(подпись)</text:p>
          </table:table-cell>
        </table:table-row>
      </table:table>
      <text:p text:style-name="P13"/>
      <text:p text:style-name="P8"><text:soft-page-break/>АКТ ОКАЗАННЫХ УСЛУГ </text:p>
      <text:p text:style-name="P8">по договору № <text:span text:style-name="T2">ПК</text:span>–<text:span text:style-name="T9">{d.serialNamber}</text:span>/<text:span text:style-name="T9">{d.directionNamber} </text:span>от ___.___.2022 </text:p>
      <text:p text:style-name="P8">о повышении квалификации руководящего работника (специалиста) </text:p>
      <text:p text:style-name="P8">на платной основе 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TableLine2214084259712">
          <table:table-cell table:style-name="Таблица6.A1" office:value-type="string">
            <text:p text:style-name="P3">___.___.2022 </text:p>
          </table:table-cell>
          <table:table-cell table:style-name="Таблица6.B1" office:value-type="string">
            <text:p text:style-name="P4">г.Минск </text:p>
          </table:table-cell>
        </table:table-row>
      </table:table>
      <text:p text:style-name="P9"/>
      <text:p text:style-name="P9"/>
      <text:p text:style-name="P9"><text:s text:c="5"/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в дальнейшем именуемое Учреждение образования, с одной стороны,<text:span text:style-name="T8"> </text:span><text:span text:style-name="T9">{d.fullName}</text:span><text:span text:style-name="T8"> </text:span>, именуемый(ая) Слушатель, с другой стороны и<text:span text:style-name="T8"> </text:span><text:span text:style-name="T9">{d.organName}</text:span><text:span text:style-name="T8"> </text:span>в лице <text:span text:style-name="T9">{d.mainPosition}</text:span>, действующего на основании <text:span text:style-name="T9">{d.charter}</text:span>, в дальнейшем именуемый(ое) Плательщик, с третьей стороны, совместно именуемые Стороны, заключили настоящий акт о нижеследующем: </text:p>
      <text:p text:style-name="P10"><text:span text:style-name="T8"><text:s text:c="5"/></text:span><text:span text:style-name="T10">{d.organName}</text:span><text:span text:style-name="T8"> </text:span>подтверждает надлежащее оказание Учреждением образования образовательных услуг по договору № ПК-<text:span text:style-name="T9">{d.serialNamber}</text:span>/<text:span text:style-name="T9">{d.directionNamber} </text:span>от ___.___.2022. Учреждение образования выполнило работу по повышению квалификации специалиста <text:span text:style-name="T9">{d.fullName}</text:span> в полном объеме на сумму<text:span text:style-name="T8"> </text:span><text:span text:style-name="T10">{d.price}</text:span><text:span text:style-name="T8"> </text:span>без НДС. </text:p>
      <text:p text:style-name="P10"><text:s text:c="5"/>Стороны не имеют претензий друг к другу. </text:p>
      <text:p text:style-name="P10"><text:s text:c="5"/>Настоящий акт составлен в двух экземплярах, по одному для каждой из сторон. </text:p>
      <text:p text:style-name="P10"/>
      <table:table table:name="Таблица7" table:style-name="Таблица7">
        <table:table-column table:style-name="Таблица7.A"/>
        <table:table-column table:style-name="Таблица7.B"/>
        <table:table-row table:style-name="TableLine2214084270320">
          <table:table-cell table:style-name="Таблица7.A1" office:value-type="string">
            <text:p text:style-name="P6">Учреждение образования </text:p>
          </table:table-cell>
          <table:table-cell table:style-name="Таблица7.A1" office:value-type="string">
            <text:p text:style-name="P6">Плательщик: 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2214084262976">
          <table:table-cell table:style-name="Таблица8.A1" office:value-type="string">
            <text:p text:style-name="P24">Учреждение образования «Белорусский государственный медицинский университет» </text:p>
          </table:table-cell>
          <table:table-cell table:style-name="Таблица8.A1" office:value-type="string">
            <text:p text:style-name="P3"/>
          </table:table-cell>
        </table:table-row>
      </table:table>
      <text:p text:style-name="P10"/>
      <text:p text:style-name="P10"/>
      <table:table table:name="Таблица9" table:style-name="Таблица9">
        <table:table-column table:style-name="Таблица9.A"/>
        <table:table-column table:style-name="Таблица9.B"/>
        <table:table-row table:style-name="TableLine2214084275216">
          <table:table-cell table:style-name="Таблица9.A1" office:value-type="string">
            <text:p text:style-name="P3">Первый проректор </text:p>
            <text:p text:style-name="P3">__________________И.Н.Мороз </text:p>
          </table:table-cell>
          <table:table-cell table:style-name="Таблица9.A1" office:value-type="string">
            <text:p text:style-name="P6">____________________________</text:p>
          </table:table-cell>
        </table:table-row>
      </table:table>
      <text:p text:style-name="P10"/>
      <text:p text:style-name="P10"/>
      <text:p text:style-name="P14">Слушатель: </text:p>
      <text:p text:style-name="P14">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1-12-08T16:07:04.416000000</dc:date>
    <meta:editing-duration>PT9M55S</meta:editing-duration>
    <meta:editing-cycles>6</meta:editing-cycles>
    <meta:generator>LibreOffice/7.2.4.1$Windows_X86_64 LibreOffice_project/27d75539669ac387bb498e35313b970b7fe9c4f9</meta:generator>
    <meta:document-statistic meta:table-count="9" meta:image-count="0" meta:object-count="0" meta:page-count="4" meta:paragraph-count="105" meta:word-count="990" meta:character-count="8888" meta:non-whitespace-character-count="7732"/>
  </office:meta>
</office:document-meta>
</file>